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909in"/>
    </style:style>
    <style:style style:name="co3" style:family="table-column">
      <style:table-column-properties fo:break-before="auto" style:column-width="1.1138in"/>
    </style:style>
    <style:style style:name="co4" style:family="table-column">
      <style:table-column-properties fo:break-before="auto" style:column-width="1.4744in"/>
    </style:style>
    <style:style style:name="co5" style:family="table-column">
      <style:table-column-properties fo:break-before="auto" style:column-width="1.2126in"/>
    </style:style>
    <style:style style:name="co6" style:family="table-column">
      <style:table-column-properties fo:break-before="auto" style:column-width="1.85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3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ccff" style:text-align-source="fix" style:repeat-content="false" fo:border="0.0154in double #000000" style:border-line-width="0.0008in 0.0138in 0.0008in"/>
      <style:paragraph-properties fo:text-align="center" fo:margin-left="0in"/>
    </style:style>
    <style:style style:name="ce3" style:family="table-cell" style:parent-style-name="Default">
      <style:table-cell-properties fo:wrap-option="wrap" fo:border="0.0154in double #000000" style:border-line-width="0.0008in 0.0138in 0.0008in"/>
    </style:style>
    <style:style style:name="ce4" style:family="table-cell" style:parent-style-name="Default">
      <style:table-cell-properties fo:border="0.0154in double #000000" style:border-line-width="0.0008in 0.0138in 0.0008in"/>
    </style:style>
    <style:style style:name="ce5" style:family="table-cell" style:parent-style-name="Default">
      <style:table-cell-properties style:text-align-source="fix" style:repeat-content="false" fo:border="0.0154in double #000000" style:border-line-width="0.0008in 0.0138in 0.0008in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154in double #000000" style:border-line-width="0.0008in 0.0138in 0.0008in"/>
      <style:text-properties fo:color="#ff3333" style:text-line-through-style="solid"/>
    </style:style>
    <style:style style:name="ce8" style:family="table-cell" style:parent-style-name="Default">
      <style:table-cell-properties fo:border="0.0154in double #000000" style:border-line-width="0.0008in 0.0138in 0.0008in"/>
      <style:text-properties fo:color="#ff3333"/>
    </style:style>
    <style:style style:name="ce9" style:family="table-cell" style:parent-style-name="Default">
      <style:table-cell-properties fo:border="0.0154in double #000000" style:border-line-width="0.0008in 0.0138in 0.0008in"/>
      <style:text-properties fo:color="#ff3333" style:text-line-through-style="solid" fo:font-size="10pt" style:font-size-asian="10pt" style:font-size-complex="10pt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</style:style>
    <style:style style:name="ce11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</style:style>
    <style:style style:name="ce12" style:family="table-cell" style:parent-style-name="Default">
      <style:table-cell-properties fo:wrap-option="wrap" fo:border="0.0154in double #000000" style:border-line-width="0.0008in 0.0138in 0.0008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154in double #000000" style:border-line-width="0.0008in 0.0138in 0.0008in"/>
      <style:text-properties fo:color="#3333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/>
          <table:table-cell table:number-columns-repeated="1019"/>
        </table:table-row>
        <table:table-row table:style-name="ro1">
          <table:table-cell table:number-columns-repeated="4"/>
          <table:table-cell/>
          <table:table-cell table:number-columns-repeated="1019"/>
        </table:table-row>
        <table:table-row table:style-name="ro1">
          <table:table-cell/>
          <table:table-cell table:style-name="ce2" office:value-type="string" table:number-columns-spanned="8" table:number-rows-spanned="1">
            <text:p>STUDENT INFORMATION</text:p>
          </table:table-cell>
          <table:covered-table-cell table:style-name="ce5"/>
          <table:covered-table-cell table:number-columns-repeated="6" table:style-name="ce4"/>
          <table:table-cell table:number-columns-repeated="1015"/>
        </table:table-row>
        <table:table-row table:style-name="ro2">
          <table:table-cell table:style-name="ce1"/>
          <table:table-cell table:style-name="ce3" office:value-type="string">
            <text:p>SNO</text:p>
          </table:table-cell>
          <table:table-cell table:style-name="ce6" office:value-type="string">
            <text:p>NAME </text:p>
          </table:table-cell>
          <table:table-cell table:style-name="ce6" office:value-type="string">
            <text:p>AMOUND PAID</text:p>
          </table:table-cell>
          <table:table-cell table:style-name="ce11" office:value-type="string">
            <text:p><text:span text:style-name="T1">FEES BALANCE</text:span>[Each student is epxected to pay 2,500,000]</text:p>
          </table:table-cell>
          <table:table-cell table:style-name="ce11" office:value-type="string">
            <text:p><text:span text:style-name="T1">FEES PAYMENT </text:span><text:span text:style-name="T1">STATUS</text:span>[Display <text:span text:style-name="T1">FEES </text:span><text:span text:style-name="T1">DEPT</text:span> for those with a balance,<text:span text:style-name="T1">ZERO BALANCE</text:span> for those who paid all]</text:p>
          </table:table-cell>
          <table:table-cell table:style-name="ce12" office:value-type="string">
            <text:p>GPA</text:p>
          </table:table-cell>
          <table:table-cell table:style-name="ce11" office:value-type="string">
            <text:p><text:span text:style-name="T1">CLASS</text:span>[Display <text:span text:style-name="T1">Reasonable class</text:span> Above others <text:span text:style-name="T1">Attended course]</text:span></text:p>
          </table:table-cell>
          <table:table-cell table:style-name="ce11" office:value-type="string">
            <text:p><text:span text:style-name="T1">BALANCE AFTER </text:span><text:span text:style-name="T1">TUTION FUND </text:span><text:span text:style-name="T1">WAIVER</text:span>[Display:<text:span text:style-name="T1">Actual </text:span><text:span text:style-name="T1">balance </text:span>for those with a balance above 100,000<text:span text:style-name="T1">,ZERO BALANCE</text:span> for all with balance below 100,000]</text:p>
          </table:table-cell>
          <table:table-cell table:style-name="ce1" table:number-columns-repeated="1015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7" office:value-type="string">
            <text:p>JOEL</text:p>
          </table:table-cell>
          <table:table-cell table:style-name="ce4" office:value-type="float" office:value="300000">
            <text:p>300000</text:p>
          </table:table-cell>
          <table:table-cell table:style-name="ce4" table:formula="of:=2500000-[.D7]" office:value-type="float" office:value="2200000">
            <text:p>2200000</text:p>
          </table:table-cell>
          <table:table-cell table:style-name="ce4" table:formula="of:=IF([.E3]&gt;0;&quot;FEES DEPT&quot;;&quot;ZERO BALANCE&quot;)" office:value-type="string" office:string-value="ZERO BALANCE">
            <text:p>ZERO BALANCE</text:p>
          </table:table-cell>
          <table:table-cell table:style-name="ce13" office:value-type="float" office:value="3.6">
            <text:p>3.6</text:p>
          </table:table-cell>
          <table:table-cell table:style-name="ce4" table:formula="of:=IF([.G7]&gt;=2.5;&quot;Reasonable class&quot;;&quot;Attend course&quot;)" office:value-type="string" office:string-value="Reasonable class">
            <text:p>Reasonable class</text:p>
          </table:table-cell>
          <table:table-cell table:style-name="ce4" table:formula="of:=IF([.E3]&gt;=[.I100000];&quot;ACTUAL BALANCE&quot;;&quot;ZERO BALANCE&quot;)" office:value-type="string" office:string-value="ACTUAL BALANCE">
            <text:p>ACTUAL BALANCE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8" office:value-type="string">
            <text:p>IAN</text:p>
          </table:table-cell>
          <table:table-cell table:style-name="ce4" office:value-type="float" office:value="2600000">
            <text:p>2600000</text:p>
          </table:table-cell>
          <table:table-cell table:style-name="ce4" table:formula="of:=2500000-[.D8]" office:value-type="float" office:value="-100000">
            <text:p>-100000</text:p>
          </table:table-cell>
          <table:table-cell table:style-name="ce4" table:formula="of:=IF([.E4]&gt;0;&quot;FEES DEPT&quot;;&quot;ZERO BALANCE&quot;)" office:value-type="string" office:string-value="ZERO BALANCE">
            <text:p>ZERO BALANCE</text:p>
          </table:table-cell>
          <table:table-cell table:style-name="ce13" office:value-type="float" office:value="4.1">
            <text:p>4.1</text:p>
          </table:table-cell>
          <table:table-cell table:style-name="ce4" table:formula="of:=IF([.G8]&gt;=2.5;&quot;Reasonable class&quot;;&quot;Attend course&quot;)" office:value-type="string" office:string-value="Reasonable class">
            <text:p>Reasonable class</text:p>
          </table:table-cell>
          <table:table-cell table:style-name="ce4" table:formula="of:=IF([.E4]&gt;=[.I100001];&quot;ACTUAL BALANCE&quot;;&quot;ZERO BALANCE&quot;)" office:value-type="string" office:string-value="ACTUAL BALANCE">
            <text:p>ACTUAL BALANCE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8" office:value-type="string">
            <text:p>FAITH</text:p>
          </table:table-cell>
          <table:table-cell table:style-name="ce4" office:value-type="float" office:value="3000000">
            <text:p>3000000</text:p>
          </table:table-cell>
          <table:table-cell table:style-name="ce4" table:formula="of:=2500000-[.D9]" office:value-type="float" office:value="-500000">
            <text:p>-500000</text:p>
          </table:table-cell>
          <table:table-cell table:style-name="ce4" table:formula="of:=IF([.E5]&gt;0;&quot;FEES DEPT&quot;;&quot;ZERO BALANCE&quot;)" office:value-type="string" office:string-value="ZERO BALANCE">
            <text:p>ZERO BALANCE</text:p>
          </table:table-cell>
          <table:table-cell table:style-name="ce13" office:value-type="float" office:value="4.8">
            <text:p>4.8</text:p>
          </table:table-cell>
          <table:table-cell table:style-name="ce4" table:formula="of:=IF([.G9]&gt;=2.5;&quot;Reasonable class&quot;;&quot;Attend course&quot;)" office:value-type="string" office:string-value="Reasonable class">
            <text:p>Reasonable class</text:p>
          </table:table-cell>
          <table:table-cell table:style-name="ce4" table:formula="of:=IF([.E5]&gt;=[.I100002];&quot;ACTUAL BALANCE&quot;;&quot;ZERO BALANCE&quot;)" office:value-type="string" office:string-value="ACTUAL BALANCE">
            <text:p>ACTUAL BALANCE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8" office:value-type="string">
            <text:p>PRAISE</text:p>
          </table:table-cell>
          <table:table-cell table:style-name="ce4" office:value-type="float" office:value="1700000">
            <text:p>1700000</text:p>
          </table:table-cell>
          <table:table-cell table:style-name="ce4" table:formula="of:=2500000-[.D10]" office:value-type="float" office:value="800000">
            <text:p>800000</text:p>
          </table:table-cell>
          <table:table-cell table:style-name="ce4" table:formula="of:=IF([.E6]&gt;0;&quot;FEES DEPT&quot;;&quot;ZERO BALANCE&quot;)" office:value-type="string" office:string-value="FEES DEPT">
            <text:p>FEES DEPT</text:p>
          </table:table-cell>
          <table:table-cell table:style-name="ce13" office:value-type="float" office:value="4.5">
            <text:p>4.5</text:p>
          </table:table-cell>
          <table:table-cell table:style-name="ce4" table:formula="of:=IF([.G10]&gt;=2.5;&quot;Reasonable class&quot;;&quot;Attend course&quot;)" office:value-type="string" office:string-value="Reasonable class">
            <text:p>Reasonable class</text:p>
          </table:table-cell>
          <table:table-cell table:style-name="ce4" table:formula="of:=IF([.E6]&gt;=[.I100003];&quot;ACTUAL BALANCE&quot;;&quot;ZERO BALANCE&quot;)" office:value-type="string" office:string-value="ACTUAL BALANCE">
            <text:p>ACTUAL BALANCE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8" office:value-type="string">
            <text:p>DAVID</text:p>
          </table:table-cell>
          <table:table-cell table:style-name="ce4" office:value-type="float" office:value="1450000">
            <text:p>1450000</text:p>
          </table:table-cell>
          <table:table-cell table:style-name="ce4" table:formula="of:=2500000-[.D11]" office:value-type="float" office:value="1050000">
            <text:p>1050000</text:p>
          </table:table-cell>
          <table:table-cell table:style-name="ce4" table:formula="of:=IF([.E7]&gt;0;&quot;FEES DEPT&quot;;&quot;ZERO BALANCE&quot;)" office:value-type="string" office:string-value="FEES DEPT">
            <text:p>FEES DEPT</text:p>
          </table:table-cell>
          <table:table-cell table:style-name="ce13" office:value-type="float" office:value="2.4">
            <text:p>2.4</text:p>
          </table:table-cell>
          <table:table-cell table:style-name="ce4" table:formula="of:=IF([.G11]&gt;=2.5;&quot;Reasonable class&quot;;&quot;Attend course&quot;)" office:value-type="string" office:string-value="Attend course">
            <text:p>Attend course</text:p>
          </table:table-cell>
          <table:table-cell table:style-name="ce4" table:formula="of:=IF([.E7]&gt;=[.I100004];&quot;ACTUAL BALANCE&quot;;&quot;ZERO BALANCE&quot;)" office:value-type="string" office:string-value="ACTUAL BALANCE">
            <text:p>ACTUAL BALANCE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8" office:value-type="string">
            <text:p>RUTH</text:p>
          </table:table-cell>
          <table:table-cell table:style-name="ce4" office:value-type="float" office:value="2950000">
            <text:p>2950000</text:p>
          </table:table-cell>
          <table:table-cell table:style-name="ce4" table:formula="of:=2500000-[.D12]" office:value-type="float" office:value="-450000">
            <text:p>-450000</text:p>
          </table:table-cell>
          <table:table-cell table:style-name="ce4" table:formula="of:=IF([.E8]&gt;0;&quot;FEES DEPT&quot;;&quot;ZERO BALANCE&quot;)" office:value-type="string" office:string-value="ZERO BALANCE">
            <text:p>ZERO BALANCE</text:p>
          </table:table-cell>
          <table:table-cell table:style-name="ce13" office:value-type="float" office:value="2.3">
            <text:p>2.3</text:p>
          </table:table-cell>
          <table:table-cell table:style-name="ce4" table:formula="of:=IF([.G12]&gt;=2.5;&quot;Reasonable class&quot;;&quot;Attend course&quot;)" office:value-type="string" office:string-value="Attend course">
            <text:p>Attend course</text:p>
          </table:table-cell>
          <table:table-cell table:style-name="ce4" table:formula="of:=IF([.E8]&gt;=[.I100005];&quot;ACTUAL BALANCE&quot;;&quot;ZERO BALANCE&quot;)" office:value-type="string" office:string-value="ZERO BALANCE">
            <text:p>ZERO BALANCE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9" office:value-type="string">
            <text:p>CHARLES</text:p>
          </table:table-cell>
          <table:table-cell table:style-name="ce4" office:value-type="float" office:value="2600000">
            <text:p>2600000</text:p>
          </table:table-cell>
          <table:table-cell table:style-name="ce4" table:formula="of:=2500000-[.D13]" office:value-type="float" office:value="-100000">
            <text:p>-100000</text:p>
          </table:table-cell>
          <table:table-cell table:style-name="ce4" table:formula="of:=IF([.E9]&gt;0;&quot;FEES DEPT&quot;;&quot;ZERO BALANCE&quot;)" office:value-type="string" office:string-value="ZERO BALANCE">
            <text:p>ZERO BALANCE</text:p>
          </table:table-cell>
          <table:table-cell table:style-name="ce13" office:value-type="float" office:value="3">
            <text:p>3</text:p>
          </table:table-cell>
          <table:table-cell table:style-name="ce4" table:formula="of:=IF([.G13]&gt;=2.5;&quot;Reasonable class&quot;;&quot;Attend course&quot;)" office:value-type="string" office:string-value="Reasonable class">
            <text:p>Reasonable class</text:p>
          </table:table-cell>
          <table:table-cell table:style-name="ce4" table:formula="of:=IF([.E9]&gt;=[.I100006];&quot;ACTUAL BALANCE&quot;;&quot;ZERO BALANCE&quot;)" office:value-type="string" office:string-value="ZERO BALANCE">
            <text:p>ZERO BALANC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Sheet1.J35" table:end-x="0.7937in" table:end-y="0.128in" draw:z-index="0" draw:style-name="gr1" draw:text-style-name="P1" svg:width="6.2988in" svg:height="3.5429in" svg:x="1.0205in" svg:y="0.1409in">
              <draw:object draw:notify-on-update-of-ranges="Sheet1.C7:Sheet1.C13 Sheet1.G6:Sheet1.G6 Sheet1.G7:Sheet1.G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zxx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27">06/27/2025</text:date>, <text:time>14:2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in Mugisha</meta:initial-creator>
    <meta:creation-date>2025-06-26T21:11:31.55</meta:creation-date>
    <dc:date>2025-06-27T14:22:43.14</dc:date>
    <dc:creator>Alvin Mugisha</dc:creator>
    <meta:editing-duration>PT3M29S</meta:editing-duration>
    <meta:editing-cycles>2</meta:editing-cycles>
    <meta:generator>OpenOffice/4.1.15$Win32 OpenOffice.org_project/4115m2$Build-9813</meta:generator>
    <meta:document-statistic meta:table-count="3" meta:cell-count="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59cm" svg:y="0.316cm" chart:style-name="ch2">
          <text:p>BAR CHART SHOWING DIFFERENT STUDENTS GPA </text:p>
        </chart:title>
        <chart:legend chart:legend-position="end" svg:x="14.504cm" svg:y="4.188cm" style:legend-expansion="high" chart:style-name="ch3"/>
        <chart:plot-area chart:style-name="ch4" table:cell-range-address="Sheet1.C7:Sheet1.C13 Sheet1.G6:Sheet1.G13" chart:data-source-has-labels="both" svg:x="0.77cm" svg:y="1.635cm" svg:width="13.094cm" svg:height="6.765cm">
          <chartooo:coordinate-region svg:x="2.635cm" svg:y="1.635cm" svg:width="11.135cm" svg:height="6.092cm"/>
          <chart:axis chart:dimension="x" chart:name="primary-x" chart:style-name="ch5" chartooo:axis-type="auto">
            <chartooo:date-scale/>
            <chart:categories table:cell-range-address="Sheet1.C7:Sheet1.C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7:Sheet1.G13" chart:label-cell-address="Sheet1.G6:Sheet1.G6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A</text:p>
                <draw:g>
                  <svg:desc>Sheet1.G6:Sheet1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OEL</text:p>
                <draw:g>
                  <svg:desc>Sheet1.C7:Sheet1.C13</svg:desc>
                </draw:g>
              </table:table-cell>
              <table:table-cell office:value-type="float" office:value="3.6">
                <text:p>3.6</text:p>
                <draw:g>
                  <svg:desc>Sheet1.G7:Sheet1.G13</svg:desc>
                </draw:g>
              </table:table-cell>
            </table:table-row>
            <table:table-row>
              <table:table-cell office:value-type="string">
                <text:p>IAN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FAITH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PRAISE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DAVID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RUTH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CHARLES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